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officeooo:rsid="000455f7" officeooo:paragraph-rsid="000455f7"/>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officeooo:rsid="000455f7" officeooo:paragraph-rsid="000455f7"/>
    </style:style>
    <style:style style:name="P7" style:family="paragraph" style:parent-style-name="Text_20_body">
      <style:paragraph-properties fo:padding="0in" fo:border="non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T1" style:family="text">
      <style:text-properties fo:color="#8bc7e4"/>
    </style:style>
    <style:style style:name="T2" style:family="text">
      <style:text-properties fo:color="#ffffff" style:font-name="Open Sans" fo:font-size="15pt" fo:font-weight="bold" fo:background-color="#009ace" loext:char-shading-value="0" loext:padding-left="0in" loext:padding-right="0in" loext:padding-top="0in" loext:padding-bottom="0.1457in" loext:border-left="none" loext:border-right="none" loext:border-top="none" loext:border-bottom="3pt solid #009ace"/>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Learn about abusing DNS</text:span></text:h>
      <text:p text:style-name="Text_20_body"/>
      <text:p text:style-name="Text_20_body">DNS is a naming system for computers that converts human readable domain names e.g. (infosecinstitute.com) into computer readable IP-addresses. However some security vulnerabilities exist due to misconfigured DNS nameservers that can lead to information disclosure about the domain. This forms an important step of the Information Gathering stage during a Penetration test or Vulnerability assessment. In this article we will look at the following areas..</text:p>
      <text:list xml:id="list2162913697" text:style-name="L1">
        <text:list-item>
          <text:p text:style-name="P8">DNS Basics </text:p>
        </text:list-item>
        <text:list-item>
          <text:p text:style-name="P8">Resource records and the Zone file </text:p>
        </text:list-item>
        <text:list-item>
          <text:p text:style-name="P8">DNS Lookup and Reverse DNS Lookup </text:p>
        </text:list-item>
        <text:list-item>
          <text:p text:style-name="P8">Understanding Wildcard Entries </text:p>
        </text:list-item>
        <text:list-item>
          <text:p text:style-name="P8">DNS Zone transfer </text:p>
        </text:list-item>
        <text:list-item>
          <text:p text:style-name="P4">DNS Bruteforcing </text:p>
        </text:list-item>
      </text:list>
      <text:h text:style-name="Heading_20_2" text:outline-level="2">1) <text:span text:style-name="Strong_20_Emphasis">DNS Basics</text:span></text:h>
      <text:p text:style-name="Text_20_body">DNS converts human readable domain names into IP-addresses. This is because domain names are much easier to remember than IP-addresses. This process may take place through a local cache or through a zone file that is present on the server. A zone file is a file on the server that contains entries for different Resource Records (RR). These records can provide us a bunch of information about the domain. We will look more into Resource Records and the zone file in the next section.</text:p>
      <text:p text:style-name="Text_20_body">So Let’s understand how DNS resolution works. Let’s say the user opens up the browser and types in infosecinstitute.com. It is now the responsibility of the DNS resolver in the user’s operating system to fetch the <text:a xlink:type="simple" xlink:href="https://www.expressvpn.com/what-is-my-ip" text:style-name="Internet_20_link" text:visited-style-name="Visited_20_Internet_20_Link">IP address</text:a>. It first checks it’s local cache to see if it can find a record for the queried domain name. A cache usually contains a mapping of IP-addresses to hostnames which are saved during recent lookups so that the resolver does not have to fetch the IP address again and again. If it can’t find the IP address in it’s cache it queries the DNS server to see if it has a record for it. A DNS server is usually given to you by the ISP or you can manually set up a DNS server for yourself.If it still can’t find the IP Address then it goes through a process or recursive DNS query in which it queries different nameservers to get the IP-address of the domain. As soon as it finds the IP-address it returns the IP-address back to the user and also caches it for it’s future use.</text:p>
      <text:p text:style-name="Text_20_body">Let’s do a quick demo. We are going to use the “nslookup” utility for this demo. Just type in the commands as shown in the figure below.</text:p>
      <text:p text:style-name="Text_20_body"><text:soft-page-break/><draw:frame draw:style-name="fr2" draw:name="Image2" text:anchor-type="as-char" svg:width="6.448in" svg:height="3in" draw:z-index="0"><draw:image xlink:href="https://mk0resourcesinfm536w.kinstacdn.com/wp-content/uploads/nslookup-intro.png" xlink:type="simple" xlink:show="embed" xlink:actuate="onLoad" loext:mime-type="image/png"/><svg:title>Nslookup Intro</svg:title></draw:frame></text:p>
      <text:p text:style-name="Text_20_body"><text:span text:style-name="Strong_20_Emphasis">a) </text:span>In the second line we set the type = a . This means that we are querying for the A records which will return us an IP-address in return for the domain we query. We will look more into records in the next section.</text:p>
      <text:p text:style-name="Text_20_body"><text:span text:style-name="Strong_20_Emphasis">b) </text:span>As soon as we type in google.com we get an output showing the server and an IP-address#port. This server is basically the current DNS server that will be serving our request. In this case it is 10.0.1.1 and the port no is 53. This is because DNS uses UDP port 53 to serve its requests. We can also set the current DNS server by using the command “server Ip-address”</text:p>
      <text:p text:style-name="Text_20_body"><text:span text:style-name="Strong_20_Emphasis">c)</text:span> The third line in the output shows “Non-authoritative answer”. This basically means that our DNS server queried an external DNS server to fetch the IP-address. Below we can see all the IP-addresses associated with google.com. This is usually the case with large organizations. They use multiple servers to serve the request as one server is generally not capable of handling all the requests.</text:p>
      <text:p text:style-name="Text_20_body">QUICK EXERCISE- Set the current server to ns1.google.com by using the command “server ns1.google.com”, and see if you still get “Non-Authoritative answer” in the output for a query for the domain google.com. Also explore the tool Dig and see if you can do the above exercise using Dig.</text:p>
      <text:h text:style-name="Heading_20_2" text:outline-level="2">2) <text:span text:style-name="Strong_20_Emphasis">Resource Records and the Zone file</text:span></text:h>
      <text:p text:style-name="Text_20_body">A Zone file is basically a text file present on the server hosting the domain that contains entries for different resource records. Each line is represented by a different record .In some cases these records may exceed one line and hence must be enclosed within a parantheses. Each zone file must start with a Start of Authority (SOA) record containing an authoritative nameserver for the domain (for e.g. ns1.google.com for google.com ) and an email address of someone responsible for the management of the nameserver. An example of a zone file is given below .</text:p>
      <text:p text:style-name="Preformatted_20_Text"><text:s text:c="2"/>$ORIGIN infosecinstitute.com.;This marks the beginning of the file</text:p>
      <text:p text:style-name="Preformatted_20_Text"><text:s text:c="2"/>$TTL <text:s/>86400 ; TTL is 24 hours , it could also be 1d or 1h</text:p>
      <text:p text:style-name="Preformatted_20_Text"><text:s text:c="2"/>infosecinstitute.com <text:s/>IN <text:s text:c="6"/>SOA ns1.infosecinstitute.com. <text:s/>webmaster.infosecinstitute.com. (</text:p>
      <text:p text:style-name="Preformatted_20_Text"><text:s text:c="24"/>2002026801 ; serial number of this zone file</text:p>
      <text:p text:style-name="Preformatted_20_Text"><text:s text:c="24"/>2d ; refresh time for slave</text:p>
      <text:p text:style-name="Preformatted_20_Text"><text:s text:c="24"/>5h ; retry time for slave</text:p>
      <text:p text:style-name="Preformatted_20_Text"><text:soft-page-break/><text:s text:c="24"/>2w ; expiration time for slave</text:p>
      <text:p text:style-name="Preformatted_20_Text"><text:s text:c="24"/>1h ; maximum caching time</text:p>
      <text:p text:style-name="Preformatted_20_Text"><text:s text:c="37"/>)</text:p>
      <text:p text:style-name="Preformatted_20_Text"><text:s text:c="9"/>NS <text:s text:c="19"/>ns1.infosecinstitute.com. <text:s text:c="6"/>; ns1 is a nameserver for infosecinstitute.com</text:p>
      <text:p text:style-name="Preformatted_20_Text"><text:s text:c="9"/>NS <text:s text:c="19"/>ns2.infosecinstitute.com. <text:s text:c="6"/>; ns2 is a backup nameserver for infosecinstitute.com</text:p>
      <text:p text:style-name="Preformatted_20_Text"><text:s text:c="9"/>MX <text:s text:c="19"/>10 mail.infosecinstitute.com. <text:s text:c="2"/>; mail server</text:p>
      <text:p text:style-name="Preformatted_20_Text"><text:s text:c="2"/>ns1 <text:s text:c="4"/>A <text:s text:c="20"/>192.168.1.1 <text:s text:c="19"/>; Ipv4 address for ns1.infosecinstitute.com</text:p>
      <text:p text:style-name="Preformatted_20_Text"><text:s text:c="2"/>www <text:s text:c="3"/>CNAME <text:s text:c="16"/>infosecinstitute.com <text:s text:c="11"/>; www.infosecinstitute.com is an alias for infosecinstitute.com</text:p>
      <text:p text:style-name="Preformatted_20_Text"><text:s text:c="2"/>ftp <text:s text:c="3"/>IN <text:s/>CNAME <text:s text:c="12"/>www.infosecinstitute.com. <text:s text:c="6"/>; CNAME for ftp</text:p>
      <text:p text:style-name="P2"><text:s text:c="2"/>mail <text:s text:c="2"/>A <text:s text:c="20"/>192.0.3.2 <text:s text:c="22"/>; Ipv4 address for mail.infosecinstitute.com</text:p>
      <text:p text:style-name="Text_20_body"><text:span text:style-name="Strong_20_Emphasis">a)</text:span> As we can see that it contains a TTL value in the second line, this means that all the resource records have an expiration time of 1hr, after this time every record will have to make another query and refresh it’s data.</text:p>
      <text:p text:style-name="Text_20_body"><text:span text:style-name="Strong_20_Emphasis">b)</text:span> We can also see the different records that are present in the zone file. The general way of writing a resource record is writing the domain name, record class, record type, and then some additional information.</text:p>
      <text:p text:style-name="Text_20_body">Different types of Resource Records exist within a Zone file. However we are going to discuss some of the important ones</text:p>
      <text:list xml:id="list2162980886" text:style-name="L2">
        <text:list-item>
          <text:p text:style-name="P9"><text:span text:style-name="T3">A Records</text:span>- Maps an IP Address to a hostname.For e.g. 74.125.236.80 for google.com. </text:p>
        </text:list-item>
        <text:list-item>
          <text:p text:style-name="P9"><text:span text:style-name="T3">NS Records</text:span>-Delegates a given zone to use the given authoritative nameserver. For e.g. ns1.google.com is an authoritative nameserver for google.com </text:p>
        </text:list-item>
        <text:list-item>
          <text:p text:style-name="P9"><text:span text:style-name="T3">MX Records</text:span>-This basically tells us which server is responsible for receiving mails sent to that domain name. </text:p>
        </text:list-item>
        <text:list-item>
          <text:p text:style-name="P9"><text:span text:style-name="T3">TXT Records</text:span>-This consists of arbitrarily human readable text in a record. </text:p>
        </text:list-item>
        <text:list-item>
          <text:p text:style-name="P5"><text:span text:style-name="T3">CNAME Records</text:span>- Gives an alias of one name to another. </text:p>
        </text:list-item>
      </text:list>
      <text:p text:style-name="Text_20_body">Let’s do a demo to make this clear. I have purposely added some records in my website searching-eye.com for this article,so they may not be available when you perform this, however you can try the same exercise on other domains, type in the commands as shown in the figure below.</text:p>
      <text:p text:style-name="Text_20_body"><text:soft-page-break/><draw:frame draw:style-name="fr2" draw:name="Image3" text:anchor-type="as-char" svg:width="6.6874in" svg:height="5.4173in" draw:z-index="1"><draw:image xlink:href="https://mk0resourcesinfm536w.kinstacdn.com/wp-content/uploads/nslookup-detail.png" xlink:type="simple" xlink:show="embed" xlink:actuate="onLoad" loext:mime-type="image/png"/><svg:title>Nslookup Detail</svg:title></draw:frame></text:p>
      <text:p text:style-name="Text_20_body"><text:span text:style-name="Strong_20_Emphasis">a)</text:span> In the first command in nslookup I set the type to A which means I want IP-address for a particular domain. I type in the domain name as the second command and get the corresponding IP-address for it.</text:p>
      <text:p text:style-name="Text_20_body"><text:span text:style-name="Strong_20_Emphasis">b)</text:span> In the third command i set the type to NS as i am interested in finding the nameservers for searching-eye.com. Type in the domain name as the fourth command and we get the corresponding nameservers for the domain searching-eye.com. Note that finding the nameservers can give us some information about the hosting provider of the domain. Some large organizations use their own nameservers e.g. ns2.google.com.</text:p>
      <text:p text:style-name="Text_20_body"><text:span text:style-name="Strong_20_Emphasis">c)</text:span> I now set the current server to one of the nameservers, this is because I am interested in finding the latest information about the domain. Note that querying from your own dns server may not give you the accurate information every time. I set the type to MX and again type in the domain name. What we get is a list of mail servers responsible for handling emails sent to that domain. The number before them denotes the priority with which to fetch mails. Lower the number, higher the priority.</text:p>
      <text:p text:style-name="Text_20_body"><text:span text:style-name="Strong_20_Emphasis">d)</text:span> Next i set the type to CNAME and type in a subdomain, i get a canonical name as infosecinstitute.com. This means any request to the queried domain (in this case prateek.searching-eye.com) will be redirected to infosecinstitute.com.</text:p>
      <text:p text:style-name="Text_20_body"><text:soft-page-break/>I will take this moment to introduce DIG which is a handy little tool, we can also do the same queries using DIG. Let’s search for MX records in the same domain. I would suggest you try querying for the other domains yourself.</text:p>
      <text:h text:style-name="Heading_20_2" text:outline-level="2">3) DNS Lookup and Reverse DNS Lookup</text:h>
      <text:h text:style-name="Heading_20_3" text:outline-level="3"><text:span text:style-name="Strong_20_Emphasis">DNS Lookup</text:span></text:h>
      <text:p text:style-name="Text_20_body">Let’s perform a DNS Lookup ourselves for infosecinstitute.com. We will do this by traversing the entire DNS hierarchy from the root servers to the top level domain. Open up the terminal in Backtrack (you can use your own favourite distro) and type in “dig”. You will get something as shown in the figure below.</text:p>
      <text:p text:style-name="Text_20_body"><draw:frame draw:style-name="fr2" draw:name="Image4" text:anchor-type="as-char" svg:width="6.339in" svg:height="3.8591in" draw:z-index="2"><draw:image xlink:href="https://mk0resourcesinfm536w.kinstacdn.com/wp-content/uploads/dig.png" xlink:type="simple" xlink:show="embed" xlink:actuate="onLoad" loext:mime-type="image/png"/><svg:title>Dig</svg:title></draw:frame></text:p>
      <text:p text:style-name="Text_20_body">What we get is a list of the Root DNS Servers. Let’s use this root DNS server to query infosecinstitute.com. We do this as shown in the figure below</text:p>
      <text:p text:style-name="Text_20_body"/>
      <text:p text:style-name="Text_20_body">What we get is a list of authoritative name servers for the com domain. Notice the dot (.) at the end, this is what makes this a fully qualified domain name (FQDN). Let’s use these Name servers to query again.</text:p>
      <text:p text:style-name="Text_20_body"/>
      <text:p text:style-name="Text_20_body">Now we get the list of authoritative name servers for infosecinstitute.com (which is ns1.pairnic.com and ns2.pairnic.com). Now we need to query these name servers to get the IP-address of Infosecinstitute.com</text:p>
      <text:p text:style-name="Text_20_body"/>
      <text:p text:style-name="Text_20_body">And now in the Answer Section we can see that the Ip-address for infosecinstitute.com is 216.92.251.5. SUCCESS !</text:p>
      <text:h text:style-name="Heading_20_3" text:outline-level="3"><text:soft-page-break/>Reverse DNS Lookup</text:h>
      <text:p text:style-name="Text_20_body">Performing Reverse DNS Lookup converts an IP-address into it’s hostname. For this we need to write the IP-address in reverse order (for e.g. 192.168.1.1 will be 1.1.168.192) and then append “.in-addr.arpa.” to it. Next we need to make a query for a PTR Record using DIG. Let’s make a DNS PTR query for 216.92.251.5, the command here would be “dig 5.251.92.216.in-addr.arpa PTR”</text:p>
      <text:p text:style-name="Text_20_body"><draw:frame draw:style-name="fr1" draw:name="Image8" text:anchor-type="as-char" svg:width="6.7091in" svg:height="2.4516in" draw:z-index="3"><draw:image xlink:href="https://mk0resourcesinfm536w.kinstacdn.com/wp-content/uploads/dig-reverse-lookup.png" xlink:type="simple" xlink:show="embed" xlink:actuate="onLoad" loext:mime-type="image/png"/><svg:title>Dig Reverse Lookup</svg:title></draw:frame></text:p>
      <text:p text:style-name="Text_20_body">As we can clearly see, this IP-address resolves to infosecinstitute.com. As Simple as that!</text:p>
      <text:h text:style-name="Heading_20_2" text:outline-level="2">4)<text:span text:style-name="Strong_20_Emphasis"> Understanding Wildcard Entries</text:span></text:h>
      <text:h text:style-name="Heading_20_3" text:outline-level="3">WildCard</text:h>
      <text:p text:style-name="Text_20_body">A wildcard entry is used to provide responses for subdomains that do not exist. For e.g. let’s say we have a domain example.com. If we set a wildcard record for *.example.com and give it the value example.com then the requests for all the non-existent subdomains of example.com (for e.g. abcd.example , blah.example.com) will point to example.com. In the information gathering stage of a penetration test of a website, it is important to identify the subdomains and the IP-addresses corresponding to them. Introducing a Wildcard feature reduces this to a small extent.</text:p>
      <text:h text:style-name="Heading_20_3" text:outline-level="3"><text:span text:style-name="Strong_20_Emphasis">Bypassing Wildcard entries</text:span></text:h>
      <text:p text:style-name="Text_20_body">In case wildcard entries are set on a particular domain, they could be bypassed to reveal information about it’s subdomains. This is done by brute forcing the subdomains. We have a wordlist in which we contain the subdomain names we want to test the domain against. Then we do a ping of all these subdomains, if these domains resolve to an IP-address different than the host IP-address, then we can very surely say that this subdomain actually exists. However before performing a brute force it would be better to actually check if Wildcard entries are enabled or not. For that we can ping some random subdomains for e.g. 434234.example.com and see if it’s IP-address is the same as the host IP-address(in this case example.com). If this is the case for some random subdomains, then we can clearly say that Wildcard entries are enabled for this domain. We will perform a demo of this in the coming section.</text:p>
      <text:h text:style-name="Heading_20_2" text:outline-level="2"><text:soft-page-break/>5) DNS Zone Transfer</text:h>
      <text:p text:style-name="Text_20_body">We saw in the previous exercises that every domain has some authoritative name servers associated with it. For eg in the case of google.com, the nameservers were ns1.google.com to ns4.google.com .These Nameservers are used for handling requests related to the domain google.com. Let’s say we have a domain example.com and it has it’s two nameservers as ns1.example.com and ns2.example.com. Usually a big organization will have more than one nameservers so that if one goes down for some time, the other one is ready to back it up and handle the requests. Usually one of these servers will be the Master server and the other one will be the slave server. Hence to stay in sync with each other, the slave server must query the Master server and fetch the latest records after a specific period of time. The Master server will provide the slave server with all the information it has. This is basically what is called a “Zone Transfer”. It’s like asking the nameserver “Give me everything you have”. A properly configured nameserver should only be allowed to serve requests of Zone transfer from other Nameservers of the same domain. However if the server is not configured properly it will serve all requests of Zone transfer made to it without checking the querying client. This leads to leakage of valuable information. DNS Zone transfer is sometimes referred through it’s opcode mnemonic AXFR.</text:p>
      <text:p text:style-name="Text_20_body">Let’s see an example of a Zone transfer. We will be using the tool Fierce present by default in Backtrack. Fierce is one of the best tools available out there for DNS Analysis. Type in the following command “perl fierce.pl -dns searching-eye.com”. We get something as shown in the figure below.</text:p>
      <text:p text:style-name="Text_20_body"><draw:frame draw:style-name="fr2" draw:name="Image9" text:anchor-type="as-char" svg:width="6.6752in" svg:height="4.2827in" draw:z-index="4"><draw:image xlink:href="https://mk0resourcesinfm536w.kinstacdn.com/wp-content/uploads/fierce-start-zone-transfer.png" xlink:type="simple" xlink:show="embed" xlink:actuate="onLoad" loext:mime-type="image/png"/><svg:title>Fierce Start Zone Transfer</svg:title></draw:frame></text:p>
      <text:p text:style-name="Text_20_body"><text:soft-page-break/><draw:frame draw:style-name="fr2" draw:name="Image10" text:anchor-type="as-char" svg:width="6.6709in" svg:height="1.1673in" draw:z-index="5"><draw:image xlink:href="https://mk0resourcesinfm536w.kinstacdn.com/wp-content/uploads/fierce-end-zone-transfer.png" xlink:type="simple" xlink:show="embed" xlink:actuate="onLoad" loext:mime-type="image/png"/><svg:title>Fierce End Zone Transfer</svg:title></draw:frame></text:p>
      <text:p text:style-name="Text_20_body">What fierce does is that it first finds out the nameservers for the domain. It then checks to see if they allow zone transfers. Since one of the nameservers is not properly configured, it allows zone transfer and what we see is a dump of all the information (records,subdomains etc).</text:p>
      <text:h text:style-name="Heading_20_3" text:outline-level="3"><text:span text:style-name="Strong_20_Emphasis">Why is Zone transfer a Security Issue?</text:span></text:h>
      <text:p text:style-name="Text_20_body">A zone transfer reveals a lot of information about the domain. This forms a very important part of the “Information Gathering” stage during a penetration test, vulnerability assessment etc. We can figure out a lot of things by looking at the dump.For e.g. we can find different subdomains. Some of them might be running on different servers.Those server may not be fully patched and hence be vulnerable.From this point, we can start thinking about Metasploit ,Nessus,Nmap etc and do a full vulnerability assessment of the domain. Hence this kind of information increases our attack vector by a fair amount, an amount which cannot be ignored.</text:p>
      <text:p text:style-name="Text_20_body">To protect your nameservers from leaking valuable information, one must allow zone transfer to other nameservers of the same domain only. For e.g. ns1.example.com should allow zone transfer to ns2.example.com only and discard all the other requests.</text:p>
      <text:h text:style-name="Heading_20_2" text:outline-level="2">6) DNS Bruteforcing</text:h>
      <text:p text:style-name="Text_20_body">DNS Zone transfers may not work all the time. In fact, it will not work most of the time. Most of the DNS servers are properly configured and do not allow zone transfers to every client. Well what do we do then ? Simple answer, the same thing we do when nothing works, BRUTE FORCE it ! Basically we have a wordlist containing a huge list of hosts. We first check for wildcard entries by checking if a random subdomain for e.g. 132qdssac.example.com resolves to the same IP-address as example.com .If this is the case, we know Wildcard entries are set. We then query the domain by using each of the word in our wordlist. For e.g. if one of the entries in the wordlist file is “ads” , then we make a query for ads.example.com. If it resolves to a different IP-address then we are sure that this subdomain actually exists. Hence we now have information about the name of subdomain and it’s IP-address. If wildcard entries are not set , we do the same thing and see if we get response from any subdomain we query. If we get a response back, we could be sure that the subdomain actually exists. In the end what we get is a bunch of information about the domain.</text:p>
      <text:p text:style-name="Text_20_body">Let’s see this through a demo. We will again use the tool “Fierce”. Fierce is a very handy tool for DNS Analysis and it is something everyone should have in their armory. Fierce will first check if Zone transfers are allowed or not, if zone transfers are allowed, it will dump all the information and exit happily, otherwise it will brute force it. We need to supply Fierce with a wordlist containing a list of all the possible subdomain names (for e.g. hosts,ads,contracts). Fierce comes with an inbuilt wordlist file “hosts.txt” and we will be using the same for our demo.</text:p>
      <text:p text:style-name="Text_20_body"><text:soft-page-break/><draw:frame draw:style-name="fr2" draw:name="Image11" text:anchor-type="as-char" svg:width="6.6118in" svg:height="4.1417in" draw:z-index="6"><draw:image xlink:href="https://mk0resourcesinfm536w.kinstacdn.com/wp-content/uploads/fierce-bruteforcing.png" xlink:type="simple" xlink:show="embed" xlink:actuate="onLoad" loext:mime-type="image/png"/><svg:title>Fierce Bruteforcing</svg:title></draw:frame><text:line-break/><draw:frame draw:style-name="fr1" draw:name="Image12" text:anchor-type="as-char" svg:width="6.5618in" svg:height="4.2126in" draw:z-index="7"><draw:image xlink:href="https://mk0resourcesinfm536w.kinstacdn.com/wp-content/uploads/fierce-bruteforcing2.png" xlink:type="simple" xlink:show="embed" xlink:actuate="onLoad" loext:mime-type="image/png"/><svg:title>Fierce Bruteforcing2</svg:title></draw:frame></text:p>
      <text:p text:style-name="Text_20_body">As we can see, Fierce dumps out information about the subdomains of google.com</text:p>
      <text:h text:style-name="Heading_20_2" text:outline-level="2"><text:soft-page-break/>Conclusion</text:h>
      <text:p text:style-name="Text_20_body">DNS protocol is a very critical component of the Internet as it resolves IP-address into hostnames and makes life a lot easier for us. However, if the nameservers are not properly configured they might leak out the whole DNS server database to any malicious hacker. Even if the servers are properly configured, they can be brute forced to leak information about their mail servers, IP addresses, etc. It is therefore important to properly configure your DNS servers and be aware of the security issues with DNS.</text:p>
      <text:p text:style-name="Text_20_body"/>
      <text:p text:style-name="P3"/>
      <text:p text:style-name="Text_20_body"><text:span text:style-name="T4">DNS Zone transfer </text:span>is the process where a DNS server passes a copy of part of it's database (which is called a "zone") to another DNS server. It's how you can have more than one DNS server able to answer queries about a particular zone; there is a Master DNS server, and one or more Slave DNS servers, and the slaves ask the master for a copy of the records for that zone. </text:p>
      <text:p text:style-name="Text_20_body">A basic DNS Zone Transfer Attack isn't very fancy: you just pretend you are a slave and ask the master for a copy of the zone records. And it sends you them; DNS is one of those really old-school Internet protocols that was designed when everyone on the Internet <text:a xlink:type="simple" xlink:href="http://blog.ted.com/what-the-internet-looked-like-in-1982-a-closer-look-at-danny-hillis-vintage-directory-of-users/" text:style-name="Internet_20_link" text:visited-style-name="Visited_20_Internet_20_Link">literally knew everyone else's name and address</text:a>, and so servers trusted each other implicitly.</text:p>
      <text:p text:style-name="Text_20_body">It's worth stopping zone transfer attacks, as a copy of your DNS zone may reveal a lot of topological information about your internal network. In particular, if someone plans to subvert your DNS, by poisoning or spoofing it, for example, they'll find having a copy of the real data very useful.</text:p>
      <text:p text:style-name="Text_20_body">So best practice is to restrict Zone transfers. At the bare minimum, you tell the master what the IP addresses of the slaves are and not to transfer to anyone else. In more sophisticated set-ups, you sign the transfers. So the more sophisticated zone transfer attacks try and get round these controls.</text:p>
      <text:p text:style-name="Text_20_body">SANS have <text:a xlink:type="simple" xlink:href="http://www.sans.org/reading_room/whitepapers/dns/securing-dns-zone-transfer_868" text:style-name="Internet_20_link" text:visited-style-name="Visited_20_Internet_20_Link">a white paper</text:a> that discusses this further.</text:p>
      <text:p text:style-name="P6"/>
      <text:p text:style-name="Text_20_body">Windows:</text:p>
      <text:p text:style-name="Preformatted_20_Text"><text:span text:style-name="Source_20_Text">nslookup</text:span></text:p>
      <text:p text:style-name="Preformatted_20_Text"><text:span text:style-name="Source_20_Text">&gt; server &lt;DNS you are querying&gt;</text:span></text:p>
      <text:p text:style-name="Preformatted_20_Text"><text:span text:style-name="Source_20_Text">&gt; set type=any</text:span></text:p>
      <text:p text:style-name="P2"><text:span text:style-name="Source_20_Text">&gt; ls -d &lt;target&gt;</text:span></text:p>
      <text:p text:style-name="Text_20_body">Unix (nslookup is deprecated on Unix): </text:p>
      <text:p text:style-name="P2"><text:span text:style-name="Source_20_Text">dig -axfr @&lt;DNS you are querying&gt; &lt;target&g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02:20:20.389316180</meta:creation-date>
    <dc:date>2020-09-25T02:37:55.683551604</dc:date>
    <meta:editing-duration>PT7M24S</meta:editing-duration>
    <meta:editing-cycles>2</meta:editing-cycles>
    <meta:generator>LibreOffice/6.4.5.2$Linux_X86_64 LibreOffice_project/40$Build-2</meta:generator>
    <meta:document-statistic meta:table-count="0" meta:image-count="8" meta:object-count="0" meta:page-count="10" meta:paragraph-count="95" meta:word-count="3049" meta:character-count="18112" meta:non-whitespace-character-count="14731"/>
  </office:meta>
</office:document-meta>
</file>